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0E0A38414A14F4E5.png" manifest:media-type="image/png"/>
  <manifest:file-entry manifest:full-path="Pictures/10000201000001D90000006F2D258EE548E541B5.png" manifest:media-type="image/png"/>
  <manifest:file-entry manifest:full-path="Pictures/1000020100000100000001006DE8EBEFA52207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" dr3d:vertical-segments="1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256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256cm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fo:min-height="0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background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 draw:opacity="50%"/>
      <style:paragraph-properties fo:text-align="center"/>
    </style:style>
    <style:style style:name="P6" style:family="paragraph">
      <style:paragraph-properties fo:text-align="center"/>
      <style:text-properties fo:background-color="#ffffff"/>
    </style:style>
    <style:style style:name="P7" style:family="paragraph">
      <style:text-properties fo:background-color="#ffffff"/>
    </style:style>
    <style:style style:name="P8" style:family="paragraph">
      <loext:graphic-properties draw:fill="none" draw:fill-color="#ffffff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9.3cm" svg:height="2.182cm" svg:x="6.9cm" svg:y="2.2cm">
          <draw:image xlink:href="Pictures/10000201000001D90000006F2D258EE548E541B5.png" xlink:type="simple" xlink:show="embed" xlink:actuate="onLoad">
            <text:p/>
          </draw:image>
        </draw:frame>
        <draw:connector draw:style-name="gr2" draw:text-style-name="P1" draw:layer="layout" draw:line-skew="-0.27cm" svg:x1="11.55cm" svg:y1="4.382cm" svg:x2="5.651cm" svg:y2="7.257cm" draw:start-shape="id1" draw:start-glue-point="2" svg:d="M11550 4382v1418h-5899v1457" svg:viewBox="0 0 5900 2876">
          <text:p/>
        </draw:connector>
        <draw:connector draw:style-name="gr3" draw:text-style-name="P3" draw:layer="layout" svg:x1="11.55cm" svg:y1="12.035cm" svg:x2="11.55cm" svg:y2="14.7cm" draw:start-shape="id2" draw:end-shape="id3" svg:d="M11550 12035v2665" svg:viewBox="0 0 1 2666">
          <text:p text:style-name="P2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/text:p>
          <text:p text:style-name="P2"><text:span text:style-name="T1"/></text:p>
        </draw:connector>
        <draw:g xml:id="id4" draw:id="id4">
          <draw:frame draw:style-name="gr4" draw:text-style-name="P2" draw:layer="layout" svg:width="4.543cm" svg:height="4.543cm" svg:x="15.557cm" svg:y="7.2cm">
            <draw:image xlink:href="Pictures/1000020100000100000001006DE8EBEFA52207B0.png" xlink:type="simple" xlink:show="embed" xlink:actuate="onLoad">
              <text:p/>
            </draw:image>
          </draw:frame>
          <draw:frame draw:style-name="gr5" draw:text-style-name="P4" draw:layer="layout" svg:width="2.332cm" svg:height="0.963cm" svg:x="17.025cm" svg:y="11.343cm">
            <draw:text-box>
              <text:p>Style</text:p>
            </draw:text-box>
          </draw:frame>
        </draw:g>
        <draw:g xml:id="id2" draw:id="id2">
          <draw:frame draw:style-name="gr4" draw:text-style-name="P2" draw:layer="layout" svg:width="4.335cm" svg:height="4.335cm" svg:x="9.383cm" svg:y="7.472cm">
            <draw:image xlink:href="Pictures/1000020100000100000001000E0A38414A14F4E5.png" xlink:type="simple" xlink:show="embed" xlink:actuate="onLoad">
              <text:p/>
            </draw:image>
          </draw:frame>
          <draw:frame draw:style-name="gr5" draw:text-style-name="P4" draw:layer="layout" svg:width="2.332cm" svg:height="0.963cm" svg:x="10.483cm" svg:y="11.072cm">
            <draw:text-box>
              <text:p>Layer</text:p>
            </draw:text-box>
          </draw:frame>
        </draw:g>
        <draw:g xml:id="id3" draw:id="id3">
          <draw:frame draw:style-name="gr5" draw:text-style-name="P4" draw:layer="layout" svg:width="2.9cm" svg:height="0.963cm" svg:x="10.218cm" svg:y="19.625cm">
            <draw:text-box>
              <text:p>Pyramid</text:p>
            </draw:text-box>
          </draw:frame>
          <dr3d:scene draw:style-name="gr6" svg:width="7.347cm" svg:height="4.846cm" svg:x="7.877cm" svg:y="14.7cm" dr3d:transform="matrix (0.998078298465868 0 0.0619653946285946 0 1 0 -0.0619653946285946 0 0.998078298465868 0.00769621637207236cm 0cm -0.0455419563567651cm)" dr3d:vrp="(0 0 16885.7142857143)" dr3d:vpn="(0 0 14285.7142857143)" dr3d:projection="perspective" dr3d:distance="2.6cm" dr3d:focal-length="10cm" dr3d:shadow-slant="1" dr3d:shade-mode="gouraud" dr3d:ambient-color="#ffffff" dr3d:lighting-mode="false">
            <dr3d:light dr3d:diffuse-color="#cccccc" dr3d:direction="(0.57735026918963 0.57735026918963 0.57735026918963)" dr3d:enabled="fals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7" draw:layer="layout" dr3d:transform="matrix (1 0 0 0 0.993009654578785 0.118033155991531 0 -0.118033155991531 0.993009654578785 0.738457236947237cm -2.37276986363679cm 0.101311527916373cm)" svg:viewBox="0 -5000 2500 10000" svg:d="M0 5000l125-500 125-500 250-1000 500-2000 500-2000 500-2000 500-2000h-500-500-500-500-250-250z"/>
          </dr3d:scene>
        </draw:g>
        <draw:g xml:id="id5" draw:id="id5">
          <draw:frame draw:style-name="gr5" draw:text-style-name="P4" draw:layer="layout" svg:width="4.532cm" svg:height="0.963cm" svg:x="2.739cm" svg:y="11.337cm">
            <draw:text-box>
              <text:p>Tile Matrix Set</text:p>
            </draw:text-box>
          </draw:frame>
          <draw:g>
            <draw:custom-shape draw:style-name="gr8" draw:text-style-name="P5" draw:layer="layout" svg:width="1.45cm" svg:height="0.384cm" svg:x="1.9cm" svg:y="10.3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2.987cm" svg:y="10.3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2.263cm" svg:y="9.9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3.35cm" svg:y="9.9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7cm" svg:x="2.625cm" svg:y="9.5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7cm" svg:x="3.713cm" svg:y="9.5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2.987cm" svg:y="9.19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4.075cm" svg:y="9.19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5" draw:layer="layout" svg:width="1.45cm" svg:height="0.384cm" svg:x="4.075cm" svg:y="10.353cm">
              <text:p text:style-name="P2"/>
              <text:p text:style-name="P2"/>
              <text:p text:style-name="P2"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5.163cm" svg:y="10.3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4.437cm" svg:y="9.9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5.525cm" svg:y="9.9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7cm" svg:x="4.8cm" svg:y="9.5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7cm" svg:x="5.887cm" svg:y="9.5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5.163cm" svg:y="9.19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6.25cm" svg:y="9.19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" draw:text-style-name="P5" draw:layer="layout" svg:width="1.45cm" svg:height="0.384cm" svg:x="3.8cm" svg:y="8.5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4.887cm" svg:y="8.5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4.162cm" svg:y="8.1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5" draw:layer="layout" svg:width="1.45cm" svg:height="0.384cm" svg:x="5.25cm" svg:y="8.1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5" draw:layer="layout" svg:width="1.45cm" svg:height="0.384cm" svg:x="4.9cm" svg:y="7.55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onnector draw:style-name="gr2" draw:text-style-name="P1" draw:layer="layout" svg:x1="11.55cm" svg:y1="4.382cm" svg:x2="17.828cm" svg:y2="7.2cm" draw:start-shape="id1" draw:end-shape="id4" draw:end-glue-point="0" svg:d="M11550 4382v1409h6278v1409" svg:viewBox="0 0 6279 2819">
          <text:p/>
        </draw:connector>
        <draw:connector draw:style-name="gr2" draw:text-style-name="P1" draw:layer="layout" svg:x1="11.55cm" svg:y1="4.382cm" svg:x2="11.55cm" svg:y2="7.472cm" draw:start-shape="id1" draw:end-shape="id2" draw:end-glue-point="0" svg:d="M11550 4382v3090" svg:viewBox="0 0 1 3091">
          <text:p/>
        </draw:connector>
        <draw:frame draw:style-name="gr10" draw:text-style-name="P3" draw:layer="layout" svg:width="2.6cm" svg:height="0.962cm" svg:x="10.25cm" svg:y="4.638cm">
          <draw:text-box>
            <text:p text:style-name="P6">Load</text:p>
          </draw:text-box>
        </draw:frame>
        <draw:connector draw:style-name="gr3" draw:text-style-name="P1" draw:layer="layout" svg:x1="7.877cm" svg:y1="17.644cm" svg:x2="4.8cm" svg:y2="12.3cm" draw:start-shape="id3" draw:start-glue-point="3" draw:end-shape="id5" svg:d="M7877 17644h-3077v-5344" svg:viewBox="0 0 3078 5345">
          <text:p text:style-name="P2"/>
        </draw:connector>
        <draw:frame draw:style-name="gr11" draw:text-style-name="P8" draw:layer="layout" svg:width="2.826cm" svg:height="0.962cm" svg:x="3.4cm" svg:y="14.2cm">
          <draw:text-box>
            <text:p text:style-name="P7">Respect</text:p>
          </draw:text-box>
        </draw:frame>
        <draw:connector draw:style-name="gr3" draw:text-style-name="P1" draw:layer="layout" svg:x1="13.718cm" svg:y1="9.753cm" svg:x2="15.557cm" svg:y2="9.753cm" draw:start-shape="id2" draw:start-glue-point="1" draw:end-shape="id4" draw:end-glue-point="3" svg:d="M13718 9753h1839" svg:viewBox="0 0 1840 1">
          <text:p text:style-name="P2">Use</text:p>
          <text:p text:style-name="P2"/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8-11-16T09:06:33.695840731</meta:creation-date>
    <meta:generator>LibreOffice/6.0.6.2$Linux_X86_64 LibreOffice_project/00m0$Build-2</meta:generator>
    <dc:date>2018-11-16T14:48:55.358282174</dc:date>
    <dc:creator>Théo Satabin</dc:creator>
    <meta:editing-duration>PT1H21M19S</meta:editing-duration>
    <meta:editing-cycles>3</meta:editing-cycles>
    <meta:document-statistic meta:object-count="44"/>
  </office:meta>
</office:document-meta>
</file>